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cf10" officeooo:paragraph-rsid="0001cf10"/>
    </style:style>
    <style:style style:name="P2" style:family="paragraph" style:parent-style-name="Standard">
      <style:text-properties officeooo:rsid="00036a6f" officeooo:paragraph-rsid="00036a6f"/>
    </style:style>
    <style:style style:name="P3" style:family="paragraph" style:parent-style-name="Standard">
      <style:text-properties officeooo:rsid="00036a6f" officeooo:paragraph-rsid="00064424"/>
    </style:style>
    <style:style style:name="P4" style:family="paragraph" style:parent-style-name="Standard">
      <style:text-properties officeooo:rsid="00036a6f" officeooo:paragraph-rsid="00071403"/>
    </style:style>
    <style:style style:name="P5" style:family="paragraph" style:parent-style-name="Standard">
      <style:text-properties officeooo:rsid="00064424" officeooo:paragraph-rsid="00071403"/>
    </style:style>
    <style:style style:name="P6" style:family="paragraph" style:parent-style-name="Standard">
      <style:text-properties officeooo:rsid="00071403" officeooo:paragraph-rsid="00071403"/>
    </style:style>
    <style:style style:name="P7" style:family="paragraph" style:parent-style-name="Standard">
      <style:text-properties officeooo:rsid="00081cc4" officeooo:paragraph-rsid="00081cc4"/>
    </style:style>
    <style:style style:name="P8" style:family="paragraph" style:parent-style-name="Standard">
      <style:text-properties officeooo:rsid="00081cc4" officeooo:paragraph-rsid="000877cd"/>
    </style:style>
    <style:style style:name="P9" style:family="paragraph" style:parent-style-name="Standard">
      <style:text-properties officeooo:rsid="0009718a" officeooo:paragraph-rsid="0009718a"/>
    </style:style>
    <style:style style:name="P10" style:family="paragraph" style:parent-style-name="Standard">
      <style:text-properties officeooo:rsid="001063e5" officeooo:paragraph-rsid="001063e5"/>
    </style:style>
    <style:style style:name="T1" style:family="text">
      <style:text-properties officeooo:rsid="0005406d"/>
    </style:style>
    <style:style style:name="T2" style:family="text">
      <style:text-properties officeooo:rsid="00064424"/>
    </style:style>
    <style:style style:name="T3" style:family="text">
      <style:text-properties officeooo:rsid="00071403"/>
    </style:style>
    <style:style style:name="T4" style:family="text">
      <style:text-properties officeooo:rsid="000877cd"/>
    </style:style>
    <style:style style:name="T5" style:family="text">
      <style:text-properties officeooo:rsid="000c0a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Security</text:p>
      <text:p text:style-name="P1">Sample Final 1</text:p>
      <text:p text:style-name="P2">x: 2 <text:s/>4 <text:s/>8</text:p>
      <text:p text:style-name="P1">1a. <text:s/>A checksum is a value that will check the integrity of the data. Without doing a checksum then it is possible that data has been altered.</text:p>
      <text:p text:style-name="P1">1b. TLS_DHE_RSA_WITH_AES_128_CBC_SHA </text:p>
      <text:p text:style-name="P1">This cipher suite describes TLS using Diffie Hellman Ephemeral for forwad secrecy using RSA algorithm. The message is encrypted with 128 bit AES with the cipher block chaining mode. Finally it is hashed with Sha for integrity.</text:p>
      <text:p text:style-name="P1"/>
      <text:p text:style-name="P3">3.</text:p>
      <text:p text:style-name="P3"/>
      <text:p text:style-name="P7"># Internet to DMZ FW</text:p>
      <text:p text:style-name="P5">iptables -t FILTER -A INPUT -protocol tcp -s 10.<text:span text:style-name="T3">3</text:span>0.111.3 -i eth1 -j ACCEPT <text:s/>-<text:span text:style-name="T3">m conntrack -cstate NEW, ESTABLISHED</text:span></text:p>
      <text:p text:style-name="P4">iptables -t FILTER -A <text:span text:style-name="T2"><text:s/>OUTPUT –protocol tcp -s 30.10.111.2 - </text:span>-i eth0 <text:span text:style-name="T1"><text:s/>-j ACCEPT -m conntrack -cstate <text:s/>ESTABLISHED</text:span></text:p>
      <text:p text:style-name="P4"/>
      <text:p text:style-name="P8">iptables -t FILTER -A INPUT -protocol tcp -s 10.30.111.3 -i eth1 -<text:span text:style-name="T4">dport 80</text:span> -j <text:span text:style-name="T4">ALLOW</text:span> <text:s/>-m conntrack -cstate ESTABLISHED</text:p>
      <text:p text:style-name="P8">iptables -t FILTER -A INPUT -protocol tcp -s 10.30.111.3 -i eth1 -<text:span text:style-name="T4">dport 22</text:span> -j <text:span text:style-name="T4">ALLOW</text:span> <text:s/>-m conntrack -cstate ESTABLISHED</text:p>
      <text:p text:style-name="P8">iptables -t FILTER -A INPUT -protocol <text:span text:style-name="T4">udp</text:span> -s 10.30.111.3 -i eth1 -<text:span text:style-name="T4">dport 53</text:span> -j <text:span text:style-name="T4">ALLOW</text:span> <text:s/>-m conntrack -cstate ESTABLISHED</text:p>
      <text:p text:style-name="P8"/>
      <text:p text:style-name="P7">iptables -t FILTER -A INPUT -protocol tcp -s 10.30.111.3 -i eth1 -j DROP <text:s/>-m conntrack -cstate ESTABLISHED</text:p>
      <text:p text:style-name="P7"/>
      <text:p text:style-name="P7"># DMZ to Internal FW</text:p>
      <text:p text:style-name="P7">iptables -t FILTER -A INPUT -protocol tcp -s 10.20.111.0 <text:s/>-sport 80 -j DROP</text:p>
      <text:p text:style-name="P7"/>
      <text:p text:style-name="P7"/>
      <text:p text:style-name="P5">iptables -t <text:s/>FILTER -A INPUT -protocol tcp -s 10.10.111.3 -i eth1 -j ACCEPT <text:span text:style-name="T1">-m conntrack -cstate <text:s/>ESTABLISHED</text:span></text:p>
      <text:p text:style-name="P4">iptables -t FILTER -A <text:span text:style-name="T2"><text:s/>OUTPUT –protocol tcp -s 10.10.111.2 - </text:span>-i eth0 <text:span text:style-name="T1"><text:s/>-j ACCEPT -m conntrack -cstate <text:s/>ESTABLISHED</text:span></text:p>
      <text:p text:style-name="P4"/>
      <text:p text:style-name="P9">5<text:span text:style-name="T5">a</text:span>. <text:s text:c="3"/><text:span text:style-name="T5">The attacker would need to be able to inspect a <text:s/>packet and set up <text:s/>a rogue dhcp server. They can do it when joining a network a host will send a discover packet to the dhcp server indicating it needs an IP address. An attacker can listen for this discover packet and the rogue dhcp server can send an offer packet. If the poisoned offer packet reaches the client before the <text:s/>valid server’s packet then the client will use the rogue dhcp server and the mitm attack succeeds.</text:span></text:p>
      <text:p text:style-name="P9"/>
      <text:p text:style-name="P10">5b. <text:s/>A dhcp starvation packet can be used where an attacker can send many discover packets so that the dhcp server runs out of ip addresses.</text:p>
      <text:p text:style-name="P6"/>
      <text:p text:style-name="P10">5c. One method to prevent dhcp attacks is to use the cam table where an ip address is associated with a Mac adress</text:p>
      <text:p text:style-name="P10"/>
      <text:p text:style-name="P10"><text:soft-page-break/>7. Trudy can bypass MAC address filtering by spoofing their MAC address with an approved mac address.</text:p>
      <text:p text:style-name="P10">7c. Trudy can connect to the rog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4:00:03.849173404</meta:creation-date>
    <dc:date>2019-08-13T16:23:45.378378704</dc:date>
    <meta:editing-duration>PT13M15S</meta:editing-duration>
    <meta:editing-cycles>3</meta:editing-cycles>
    <meta:generator>LibreOffice/6.0.7.3$Linux_X86_64 LibreOffice_project/00m0$Build-3</meta:generator>
    <meta:document-statistic meta:table-count="0" meta:image-count="0" meta:object-count="0" meta:page-count="2" meta:paragraph-count="23" meta:word-count="406" meta:character-count="2338" meta:non-whitespace-character-count="1929"/>
  </office:meta>
</office:document-meta>
</file>